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23-04-18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22-12-15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22-04-05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21-12-01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21-03-17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20-11-17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20-03-26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19-12-18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19-04-03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18-12-19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18-03-15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17-11-22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17-03-21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16-11-16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16-03-16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15-11-05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15-04-02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14-03-11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13-12-04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13-02-20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12-11-08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12-03-19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11-12-05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11-03-16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10-11-16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06-12-06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06-04-06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05-11-2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05-03-11 0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04-11-15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4118313301</text:p>
          </table:table-cell>
          <table:table-cell office:value-type="string" calcext:value-type="string">
            <text:p>2004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